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over accent="true">
            <mi>w</mi>
            <mo stretchy="false">̂</mo>
          </mover>
        </mrow>
        <mrow>
          <mn>1</mn>
          <mn>0</mn>
        </mrow>
      </msub>
      <mrow>
        <mo stretchy="false">(</mo>
        <mrow>
          <mo stretchy="false">ϑ</mo>
        </mrow>
        <mo stretchy="false">)</mo>
      </mrow>
      <mrow>
        <mi/>
        <mo stretchy="false">=</mo>
        <mi/>
      </mrow>
      <mfrac>
        <mn>3</mn>
        <mrow>
          <mn>4</mn>
          <mo stretchy="false">π</mo>
        </mrow>
      </mfrac>
      <mi/>
      <msup>
        <mi>cos</mi>
        <mn>2</mn>
      </msup>
      <mo stretchy="false">ϑ</mo>
      <mi/>
      <mtext> ; </mtext>
      <mi/>
      <msub>
        <mrow>
          <mover accent="true">
            <mi>w</mi>
            <mo stretchy="false">̂</mo>
          </mover>
        </mrow>
        <mrow>
          <mn>1</mn>
          <mrow>
            <mi/>
            <mo stretchy="false">±</mo>
            <mn>1</mn>
          </mrow>
        </mrow>
      </msub>
      <mrow>
        <mo stretchy="false">(</mo>
        <mrow>
          <mo stretchy="false">ϑ</mo>
        </mrow>
        <mo stretchy="false">)</mo>
      </mrow>
      <mrow>
        <mi/>
        <mo stretchy="false">=</mo>
        <mi/>
      </mrow>
      <mfrac>
        <mn>3</mn>
        <mrow>
          <mn>8</mn>
          <mo stretchy="false">π</mo>
        </mrow>
      </mfrac>
      <mi/>
      <msup>
        <mi>sin</mi>
        <mn>2</mn>
      </msup>
      <mo stretchy="false">ϑ</mo>
    </mrow>
    <annotation encoding="StarMath 5.0">{hat w} _{1 0} (%ivartheta) ~=~ 3 over {4 %ipi} ` cos ^2 %ivartheta 
`" ; "~ 
{hat w} _{1 ` +-1} (%ivartheta) ~=~ 3 over {8 %ipi} ` sin ^2 %ivartheta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1:18:20.997000000</meta:creation-date>
    <meta:generator>LibreOffice/4.1.4.2$Windows_x86 LibreOffice_project/0a0440ccc0227ad9829de5f46be37cfb6edcf72</meta:generator>
  </office:meta>
</office:document-meta>
</file>